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ntarell" svg:font-family="Cantarell"/>
    <style:font-face style:name="Courier New" svg:font-family="'Courier New'"/>
    <style:font-face style:name="Source Code Variable1" svg:font-family="'Source Code Variable'"/>
    <style:font-face style:name="Source Code Variable2" svg:font-family="'Source Code Variable'" style:font-pitch="fixed"/>
    <style:font-face style:name="Arial2" svg:font-family="Arial" style:font-pitch="variable"/>
    <style:font-face style:name="Cantarell1" svg:font-family="Cantarel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Source Code Variable" svg:font-family="'Source Code Variabl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595959" draw:marker-start-width="0.041cm" draw:marker-end-width="0.041cm" draw:stroke-linejoin="round" draw:fill="none" draw:textarea-vertical-align="top" draw:auto-grow-height="false" fo:min-height="0cm" fo:min-width="0cm" fo:padding-top="0.072cm" fo:padding-bottom="0.072cm" fo:padding-left="0.197cm" fo:padding-right="0.197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85cm" fo:min-width="8.1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5" style:family="graphic" style:parent-style-name="standard">
      <style:graphic-properties draw:stroke="solid" svg:stroke-width="0.106cm" svg:stroke-color="#595959" draw:marker-start-width="0.041cm" draw:marker-end-width="0.041cm" draw:stroke-linejoin="round" draw:fill="none" draw:textarea-vertical-align="top" draw:auto-grow-height="false" fo:min-height="12.222cm" fo:min-width="0cm" fo:padding-top="0.072cm" fo:padding-bottom="0.072cm" fo:padding-left="0.197cm" fo:padding-right="0.197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4.5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3.516cm" fo:min-width="1.8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516cm" fo:min-width="1.8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solid" draw:stroke-dash="Dot" svg:stroke-width="0.035cm" svg:stroke-color="#000000" draw:marker-start-width="0.252cm" draw:marker-end-width="0.252cm" draw:fill-color="#b4c7dc" draw:textarea-horizontal-align="justify" draw:textarea-vertical-align="middle" draw:auto-grow-height="false" fo:min-height="0.516cm" fo:min-width="3.8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14" style:family="graphic" style:parent-style-name="objectwithoutfill">
      <style:graphic-properties draw:stroke="solid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solid" draw:stroke-dash="Dot" svg:stroke-width="0.035cm" svg:stroke-color="#000000" draw:marker-start-width="0.252cm" draw:marker-end-width="0.252cm" draw:fill-color="#b4c7dc" draw:textarea-horizontal-align="justify" draw:textarea-vertical-align="middle" draw:auto-grow-height="false" fo:min-height="0.516cm" fo:min-width="1.66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3.02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5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5ce" draw:textarea-horizontal-align="justify" draw:textarea-vertical-align="middle" draw:auto-grow-height="false" fo:min-height="0.516cm" fo:min-width="3.0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7" style:family="presentation" style:parent-style-name="TITLE_5f_AND_5f_BODY-title">
      <style:graphic-properties fo:min-height="1.59cm"/>
      <style:paragraph-properties style:writing-mode="lr-tb"/>
    </style:style>
    <style:style style:name="pr8" style:family="presentation" style:parent-style-name="TITLE_5f_AND_5f_BODY-outline1">
      <style:graphic-properties fo:min-height="9.2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0000" style:font-name="Source Code Variable2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Variable2" fo:font-size="11pt" style:font-size-asian="11pt" style:font-size-complex="11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Source Code Variable2" fo:font-size="11pt" style:font-size-asian="11pt" style:font-size-complex="11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b3cac7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b4c7dc"/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Source Code Variable2" fo:font-size="11pt" style:font-size-asian="11pt" style:font-size-complex="11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5ce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style:writing-mode="lr-tb"/>
      <style:text-properties style:font-name="Cantarell1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line-height="100%"/>
    </style:style>
    <style:style style:name="P24" style:family="paragraph">
      <style:paragraph-properties fo:line-height="100%" style:writing-mode="lr-tb"/>
      <style:text-properties style:font-name="Cantarell1"/>
    </style:style>
    <style:style style:name="P25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Variable2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Source Code Variable2" fo:font-size="11pt" style:font-size-asian="11pt" style:font-size-complex="11pt"/>
    </style:style>
    <style:style style:name="T5" style:family="text">
      <style:text-properties fo:color="#000000" style:font-name="Source Code Variable2" fo:font-size="11pt" fo:background-color="#ec9ba4" style:font-size-asian="11pt" style:font-size-complex="11pt"/>
    </style:style>
    <style:style style:name="T6" style:family="text">
      <style:text-properties style:font-name="Source Code Variable2" fo:font-size="11pt" fo:background-color="#ffa6a6" style:font-size-asian="11pt" style:font-size-complex="11pt"/>
    </style:style>
    <style:style style:name="T7" style:family="text">
      <style:text-properties fo:color="#000000" style:font-name="Source Code Variable2" fo:font-size="11pt" fo:background-color="#ffa6a6" style:font-size-asian="11pt" style:font-size-complex="11pt"/>
    </style:style>
    <style:style style:name="T8" style:family="text">
      <style:text-properties fo:color="#ff0000" style:font-name="Source Code Variable2" fo:font-size="11pt" style:font-size-asian="11pt" style:font-size-complex="11pt"/>
    </style:style>
    <style:style style:name="T9" style:family="text">
      <style:text-properties fo:color="#000000" style:font-name="Source Code Variable2" fo:font-size="11pt" style:font-size-asian="11pt" style:font-size-complex="11pt"/>
    </style:style>
    <style:style style:name="T10" style:family="text">
      <style:text-properties fo:color="#000000" style:font-name="Source Code Variable2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000000" style:font-name="Source Code Variable2" fo:font-size="11pt" fo:font-style="normal" style:font-size-asian="11pt" style:font-style-asian="normal" style:font-size-complex="11pt" style:font-style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Code Variable2" fo:font-size="11pt" fo:font-style="normal" fo:text-shadow="none" style:text-underline-style="none" fo:font-weight="normal" style:letter-kerning="true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Variable2" fo:font-size="11pt" fo:background-color="transparent" style:font-size-asian="11pt" style:font-size-complex="11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Code Variable2" fo:font-size="11pt" fo:font-style="normal" fo:text-shadow="none" style:text-underline-style="none" fo:font-weight="normal" style:letter-kerning="true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Code Variable2" fo:font-size="11pt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ntarell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ntarel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ntarell1"/>
    </style:style>
    <style:style style:name="T21" style:family="text">
      <style:text-properties style:font-name="Source Code Variable2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Source Code Variable2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ntarell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rchitektura Komputerów 2</text:span><text:span text:style-name="T1"><text:line-break/></text:span><text:span text:style-name="T1">Laboratorium I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gr inż. Tomasz Jankowski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12.068cm" svg:height="13.542cm" svg:x="0.866cm" svg:y="0.353cm" presentation:class="outline" presentation:user-transformed="true">
          <draw:text-box>
            <text:p text:style-name="P5"><text:span text:style-name="T3">1 <text:s/>#include &lt;unistd.h&gt;</text:span></text:p>
            <text:p text:style-name="P5"><text:span text:style-name="T3">2 </text:span></text:p>
            <text:p text:style-name="P5"><text:span text:style-name="T3">3 <text:s/>char buffer[] = "Countdown: 0!\n";</text:span></text:p>
            <text:p text:style-name="P5"><text:span text:style-name="T3">4 <text:s/>int buffer_len = 15;</text:span></text:p>
            <text:p text:style-name="P5"><text:span text:style-name="T3">5 </text:span></text:p>
            <text:p text:style-name="P5"><text:span text:style-name="T3">6 <text:s/>int main(void)</text:span></text:p>
            <text:p text:style-name="P5"><text:span text:style-name="T3">7 <text:s/>{</text:span></text:p>
            <text:p text:style-name="P5"><text:span text:style-name="T3">8 <text:s text:c="5"/>int i = 10;</text:span></text:p>
            <text:p text:style-name="P5"><text:span text:style-name="T3">9</text:span></text:p>
            <text:p text:style-name="P5"><text:span text:style-name="T3">10 <text:s text:c="4"/>while(i != 0)</text:span></text:p>
            <text:p text:style-name="P5"><text:span text:style-name="T3">11 <text:s text:c="4"/>{</text:span></text:p>
            <text:p text:style-name="P5"><text:span text:style-name="T3">12 <text:s text:c="8"/>write(1, buffer, buffer_len);</text:span></text:p>
            <text:p text:style-name="P5"><text:span text:style-name="T3">13 <text:s text:c="8"/>buffer[11]++;</text:span></text:p>
            <text:p text:style-name="P5"><text:span text:style-name="T3">14 <text:s text:c="8"/>i--;</text:span></text:p>
            <text:p text:style-name="P5"><text:span text:style-name="T3">15 <text:s text:c="4"/>}</text:span></text:p>
            <text:p text:style-name="P5"><text:span text:style-name="T3">16</text:span></text:p>
            <text:p text:style-name="P5"><text:span text:style-name="T3">17 <text:s text:c="4"/>_exit(0);</text:span></text:p>
            <text:p text:style-name="P5"><text:span text:style-name="T3">18 }</text:span></text:p>
            <text:p text:style-name="P5"><text:span text:style-name="T3"/></text:p>
          </draw:text-box>
        </draw:frame>
        <draw:custom-shape draw:name="Google Shape;61;p14" draw:style-name="gr2" draw:text-style-name="P7" xml:id="id1" draw:id="id1" draw:layer="layout" svg:width="0.001cm" svg:height="12.366cm" svg:x="12.441cm" svg:y="0.69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2;p14" presentation:style-name="pr4" draw:text-style-name="P6" xml:id="id2" draw:id="id2" draw:layer="layout" svg:width="12.068cm" svg:height="13.542cm" svg:x="12.931cm" svg:y="0.353cm" presentation:class="outline" presentation:user-transformed="true">
          <draw:text-box>
            <text:p text:style-name="P5"><text:span text:style-name="T3">$ gcc app.c -m32 -g -O0 -o app_c</text:span></text:p>
            <text:p text:style-name="P5"><text:span text:style-name="T3">$ ./app_c </text:span></text:p>
            <text:p text:style-name="P5"><text:span text:style-name="T3">Countdown: 0!</text:span></text:p>
            <text:p text:style-name="P5"><text:span text:style-name="T3">Countdown: 1!</text:span></text:p>
            <text:p text:style-name="P5"><text:span text:style-name="T3">Countdown: 2!</text:span></text:p>
            <text:p text:style-name="P5"><text:span text:style-name="T3">Countdown: 3!</text:span></text:p>
            <text:p text:style-name="P5"><text:span text:style-name="T3">Countdown: 4!</text:span></text:p>
            <text:p text:style-name="P5"><text:span text:style-name="T3">Countdown: 5!</text:span></text:p>
            <text:p text:style-name="P5"><text:span text:style-name="T3">Countdown: 6!</text:span></text:p>
            <text:p text:style-name="P5"><text:span text:style-name="T3">Countdown: 7!</text:span></text:p>
            <text:p text:style-name="P5"><text:span text:style-name="T3">Countdown: 8!</text:span></text:p>
            <text:p text:style-name="P5"><text:span text:style-name="T3">Countdown: 9!</text:span></text:p>
            <text:p text:style-name="P5"><text:span text:style-name="T3">$ 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00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00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57;g711ac7d38b_0_20:notes" draw:style-name="gr1" draw:layer="layout" svg:width="16.932cm" svg:height="9.524cm" svg:x="1.059cm" svg:y="1.905cm" draw:page-number="2" presentation:class="page"/>
          <draw:frame draw:name="Google Shape;58;g711ac7d38b_0_2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6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5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5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6">1 <text:s/>.data</text:span></text:p>
            <text:p><text:span text:style-name="T7">2 <text:s/>buffer: .asciz "Countdown: 0!\n"</text:span></text:p>
            <text:p><text:span text:style-name="T7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><text:span text:style-name="T4"><text:s text:c="5"/></text:span><text:span text:style-name="T4">23 <text:s text:c="4"/>popw %cx</text:span></text:p>
            <text:p><text:span text:style-name="T4"><text:s text:c="5"/></text:span><text:span text:style-name="T4">24 <text:s text:c="4"/>decw %cx</text:span></text:p>
            <text:p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9" draw:layer="layout" svg:width="13.2cm" svg:height="7cm" svg:x="12.4cm" svg:y="6.2cm">
          <draw:text-box>
            <text:p><text:span text:style-name="T8">[nazwa]: [typ] [rozmiar, wartość…]</text:span></text:p>
            <text:p><text:span text:style-name="T8"/></text:p>
            <text:p><text:span text:style-name="T9">.ascii “Abc” → “Abc”</text:span></text:p>
            <text:p><text:span text:style-name="T9">.asciz “Abc” → “Abc</text:span><text:span text:style-name="T8">\0</text:span><text:span text:style-name="T9">”</text:span></text:p>
            <text:p><text:span text:style-name="T9">.zeros </text:span><text:span text:style-name="T10">N</text:span><text:span text:style-name="T9"> <text:s text:c="4"/>→ Wyzerowany bufor o rozmiarze </text:span><text:span text:style-name="T10">N</text:span><text:span text:style-name="T9"> bajtów</text:span></text:p>
            <text:p><text:span text:style-name="T9">.space </text:span><text:span text:style-name="T10">N</text:span><text:span text:style-name="T9">, </text:span><text:span text:style-name="T10">V</text:span><text:span text:style-name="T9"> <text:s/>→ Bufor o rozmiarze </text:span><text:span text:style-name="T10">N</text:span><text:span text:style-name="T9"> wypełniony </text:span><text:span text:style-name="T10">V</text:span></text:p>
            <text:p><text:span text:style-name="T10"/></text:p>
            <text:p><text:span text:style-name="T11">.byte N, [M, …] → Zmiena lub tablica liczb 8 bitowych</text:span></text:p>
            <text:p text:style-name="P8"><text:span text:style-name="T12">.word N, [M, …] → Zmiena lub tablica liczb 16 bitowych</text:span></text:p>
            <text:p text:style-name="P8"><text:span text:style-name="T12">.long N, [M, …] → Zmiena lub tablica liczb 32 bitowych</text:span></text:p>
            <text:p><text:span text:style-name="T4"/></text:p>
          </draw:text-box>
        </draw:frame>
        <draw:custom-shape draw:name="Google Shape;61;p14_2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6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6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6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3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" draw:text-style-name="P9" draw:layer="layout" svg:width="5.032cm" svg:height="3.197cm" svg:x="12.686cm" svg:y="6.8cm">
          <draw:text-box>
            <text:p><text:span text:style-name="T4">int </text:span><text:span text:style-name="T6">_start</text:span><text:span text:style-name="T4">(void)</text:span></text:p>
            <text:p><text:span text:style-name="T4">{</text:span></text:p>
            <text:p><text:span text:style-name="T6">loop</text:span><text:span text:style-name="T4">:</text:span></text:p>
            <text:p><text:span text:style-name="T4"><text:tab/></text:span><text:span text:style-name="T4">printf(“Abc”);</text:span></text:p>
            <text:p><text:span text:style-name="T4"><text:tab/></text:span><text:span text:style-name="T4">goto loop;</text:span></text:p>
            <text:p><text:span text:style-name="T4">}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6">7 <text:s/>.global</text:span><text:span text:style-name="T13">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9" draw:layer="layout" svg:width="10.914cm" svg:height="7.6cm" svg:x="12.686cm" svg:y="6.2cm">
          <draw:text-box>
            <text:p><text:span text:style-name="T4">app.c</text:span></text:p>
            <text:p><text:span text:style-name="T4">============================================</text:span></text:p>
            <text:p><text:span text:style-name="T4">static int foo = 4;</text:span></text:p>
            <text:p><text:span text:style-name="T14">int bar = 5;</text:span></text:p>
            <text:p text:style-name="P8"><text:span text:style-name="T4"/></text:p>
            <text:p text:style-name="P8"><text:span text:style-name="T4">main.c</text:span></text:p>
            <text:p text:style-name="P8"><text:span text:style-name="T4">============================================</text:span></text:p>
            <text:p xml:id="id3" text:id="id3" text:style-name="P8"><text:span text:style-name="T4">printf(“%d”, foo);</text:span></text:p>
            <text:p text:style-name="P8"><text:span text:style-name="T4">printf(“%d”, bar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3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9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" draw:id="id4" draw:layer="layout" svg:width="2.4cm" svg:height="0.8cm" svg:x="13.8cm" svg:y="7.2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3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2" draw:text-style-name="P16" draw:layer="layout" svg:width="4.4cm" svg:height="0.8cm" svg:x="14.2cm" svg:y="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5.832cm" svg:height="2.2cm" svg:x="17.168cm" svg:y="10.8cm">
          <draw:text-box>
            <text:p><text:span text:style-name="T4">mov</text:span><text:span text:style-name="T8">b</text:span><text:span text:style-name="T4"> $0x5, %ah</text:span></text:p>
            <text:p text:style-name="P8"><text:span text:style-name="T4">mov</text:span><text:span text:style-name="T8">w</text:span><text:span text:style-name="T4"> $0x6, %ax</text:span></text:p>
            <text:p text:style-name="P8"><text:span text:style-name="T4">mov</text:span><text:span text:style-name="T8">l</text:span><text:span text:style-name="T4"> $0x7, %eax</text:span></text:p>
          </draw:text-box>
        </draw:frame>
        <draw:line draw:style-name="gr14" draw:text-style-name="P17" draw:layer="layout" svg:x1="14.24cm" svg:y1="9.716cm" svg:x2="23.04cm" svg:y2="9.716cm">
          <text:p text:style-name="P13"><text:span text:style-name="T16"/></text:p>
          <text:p text:style-name="P13"><text:span text:style-name="T16">eax (32bit)</text:span></text:p>
        </draw:line>
        <draw:custom-shape draw:style-name="gr15" draw:text-style-name="P16" draw:layer="layout" svg:width="2.2cm" svg:height="0.8cm" svg:x="20.8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.2cm" svg:height="0.8cm" svg:x="18.6cm" svg:y="8cm">
          <text:p/>
          <draw:enhanced-geometry svg:viewBox="0 0 21600 21600" draw:type="rectangle" draw:enhanced-path="M 0 0 L 21600 0 21600 21600 0 21600 0 0 Z N"/>
        </draw:custom-shape>
        <draw:line draw:style-name="gr14" draw:text-style-name="P17" draw:layer="layout" svg:x1="18.6cm" svg:y1="9cm" svg:x2="23cm" svg:y2="9cm">
          <text:p text:style-name="P13"><text:span text:style-name="T16"/></text:p>
          <text:p text:style-name="P13"><text:span text:style-name="T16">ax (16bit)</text:span></text:p>
        </draw:line>
        <draw:line draw:style-name="gr14" draw:text-style-name="P17" draw:layer="layout" svg:x1="18.6cm" svg:y1="7.2cm" svg:x2="20.8cm" svg:y2="7.2cm">
          <text:p text:style-name="P13"><text:span text:style-name="T16"/></text:p>
          <text:p text:style-name="P13"><text:span text:style-name="T16">ah (8bit)</text:span></text:p>
        </draw:line>
        <draw:line draw:style-name="gr14" draw:text-style-name="P17" draw:layer="layout" svg:x1="20.8cm" svg:y1="7.2cm" svg:x2="23cm" svg:y2="7.2cm">
          <text:p text:style-name="P13"><text:span text:style-name="T16"/></text:p>
          <text:p text:style-name="P13"><text:span text:style-name="T16">al (8bit)</text:span></text:p>
        </draw:lin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6">13 <text:s text:c="4"/>movl $0x04, %eax</text:span></text:p>
            <text:p><text:span text:style-name="T6">14 <text:s text:c="4"/>movl $0x01, %ebx</text:span></text:p>
            <text:p><text:span text:style-name="T6">15 <text:s text:c="4"/>movl $buffer, %ecx</text:span></text:p>
            <text:p><text:span text:style-name="T6">16 <text:s text:c="4"/>movl buffer_len, %edx</text:span></text:p>
            <text:p><text:span text:style-name="T6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16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6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8" draw:layer="layout" svg:width="9.314cm" svg:height="1.379cm" svg:x="12.686cm" svg:y="6.801cm">
          <draw:text-box>
            <text:p text:style-name="P5"><text:span text:style-name="T3">write(1, buffer, buffer_len)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13">13 <text:s text:c="4"/>movl $0x04, %eax</text:span></text:p>
            <text:p><text:span text:style-name="T13">14 <text:s text:c="4"/>movl $0x01, %ebx</text:span></text:p>
            <text:p><text:span text:style-name="T6">15 <text:s text:c="4"/>movl $buffer, %ecx</text:span></text:p>
            <text:p><text:span text:style-name="T6">16 <text:s text:c="4"/>movl buffer_len, %edx</text:span></text:p>
            <text:p><text:span text:style-name="T13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18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9" draw:layer="layout" svg:width="11.714cm" svg:height="7.197cm" svg:x="12.686cm" svg:y="6.203cm">
          <draw:text-box>
            <text:p><text:span text:style-name="T4">0x1000: buffer_len: 15</text:span></text:p>
            <text:p><text:span text:style-name="T4">0x1004: buffer: <text:s text:c="4"/>‘C’</text:span></text:p>
            <text:p text:style-name="P8"><text:span text:style-name="T14">0x1005: <text:s text:c="12"/>‘o’</text:span></text:p>
            <text:p text:style-name="P8"><text:span text:style-name="T4">0x1006: <text:s text:c="12"/>‘u’</text:span></text:p>
            <text:p text:style-name="P8"><text:span text:style-name="T4"/></text:p>
            <text:p text:style-name="P8"><text:span text:style-name="T17">movl $buffer, %ecx <text:s text:c="3"/>→ ecx = </text:span><text:span text:style-name="T13">0x1004</text:span></text:p>
            <text:p text:style-name="P8"><text:span text:style-name="T13">movl buffer_len, %edx → edx = 15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6">19 <text:s text:c="4"/>movl $buffer, %eax</text:span></text:p>
            <text:p><text:span text:style-name="T6">20 <text:s text:c="4"/>addl $11, %eax</text:span></text:p>
            <text:p><text:span text:style-name="T6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0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" draw:text-style-name="P9" draw:layer="layout" svg:width="3.529cm" svg:height="0.815cm" svg:x="12.686cm" svg:y="6.801cm">
          <draw:text-box>
            <text:p text:style-name="P5"><text:span text:style-name="T3">buffer[11]++;</text:span></text:p>
          </draw:text-box>
        </draw:frame>
        <draw:frame draw:style-name="gr22" draw:text-style-name="P19" draw:layer="layout" svg:width="11.2cm" svg:height="5.2cm" svg:x="12.8cm" svg:y="8.4cm">
          <draw:text-box>
            <text:p xml:id="id5" text:id="id5" text:style-name="P5"><text:span text:style-name="T3">char buffer[] = "Countdown: 0!\n";</text:span></text:p>
            <text:p text:style-name="P5"><text:span text:style-name="T3"/></text:p>
            <text:p xml:id="id6" text:id="id6" text:style-name="P5"><text:span text:style-name="T3">char* eax = buffer;</text:span></text:p>
            <text:p xml:id="id7" text:id="id7" text:style-name="P5"><text:span text:style-name="T3">eax = eax + 11;</text:span></text:p>
            <text:p xml:id="id8" text:id="id8" text:style-name="P5"><text:span text:style-name="T3">*eax = *eax + 1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3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4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4cm" svg:height="0.8cm" svg:x="13.8cm" svg:y="7.2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$fhH7%^&gt;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7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3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8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6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9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4cm" svg:height="0.8cm" svg:x="13.8cm" svg:y="7.2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0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6"><text:s text:c="5"/></text:span><text:span text:style-name="T6">27 <text:s text:c="4"/>cmpw $0, %cx</text:span></text:p>
            <text:p><text:span text:style-name="T6"><text:s text:c="5"/></text:span><text:span text:style-name="T6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3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9" draw:layer="layout" svg:width="11.714cm" svg:height="7.197cm" svg:x="12.686cm" svg:y="6.204cm">
          <draw:text-box>
            <text:p><text:span text:style-name="T13">if (cx != 0)</text:span></text:p>
            <text:p><text:span text:style-name="T13"><text:tab/></text:span><text:span text:style-name="T13">goto loop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1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13"><text:s text:c="5"/></text:span><text:span text:style-name="T13">27 <text:s text:c="4"/>cmpw $0, %cx</text:span></text:p>
            <text:p><text:span text:style-name="T13"><text:s text:c="5"/></text:span><text:span text:style-name="T13">28 <text:s text:c="4"/>jne loop</text:span></text:p>
            <text:p><text:span text:style-name="T4"><text:s text:c="5"/></text:span><text:span text:style-name="T4">29 <text:s text:c="4"/></text:span></text:p>
            <text:p><text:span text:style-name="T6"><text:s text:c="5"/></text:span><text:span text:style-name="T6">30 <text:s text:c="4"/>movl $0x01, %eax</text:span></text:p>
            <text:p><text:span text:style-name="T6"><text:s text:c="5"/></text:span><text:span text:style-name="T6">31 <text:s text:c="4"/>xorl %ebx, %ebx</text:span></text:p>
            <text:p><text:span text:style-name="T6"><text:s text:c="5"/></text:span><text:span text:style-name="T6">32 <text:s text:c="4"/>int $0x80</text:span></text:p>
            <text:p><text:span text:style-name="T4"/></text:p>
          </draw:text-box>
        </draw:frame>
        <draw:custom-shape draw:name="Google Shape;61;p14_3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2" draw:text-style-name="P18" draw:layer="layout" svg:width="9.314cm" svg:height="1.379cm" svg:x="12.686cm" svg:y="6.802cm">
          <draw:text-box>
            <text:p text:style-name="P5"><text:span text:style-name="T3">_exit(0)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3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13"><text:s text:c="5"/></text:span><text:span text:style-name="T13">27 <text:s text:c="4"/>cmpw $0, %cx</text:span></text:p>
            <text:p><text:span text:style-name="T13"><text:s text:c="5"/></text:span><text:span text:style-name="T13">28 <text:s text:c="4"/>jne loop</text:span></text:p>
            <text:p><text:span text:style-name="T4"><text:s text:c="5"/></text:span><text:span text:style-name="T4">29 <text:s text:c="4"/></text:span></text:p>
            <text:p><text:span text:style-name="T13"><text:s text:c="5"/></text:span><text:span text:style-name="T13">30 <text:s text:c="4"/>movl $0x01, %eax</text:span></text:p>
            <text:p><text:span text:style-name="T6"><text:s text:c="5"/></text:span><text:span text:style-name="T6">31 <text:s text:c="4"/>xorl %ebx, %ebx</text:span></text:p>
            <text:p><text:span text:style-name="T13"><text:s text:c="5"/></text:span><text:span text:style-name="T13">32 <text:s text:c="4"/>int $0x80</text:span></text:p>
            <text:p><text:span text:style-name="T4"/></text:p>
          </draw:text-box>
        </draw:frame>
        <draw:custom-shape draw:name="Google Shape;61;p14_3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3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4" draw:text-style-name="P18" draw:layer="layout" svg:width="9.314cm" svg:height="1.379cm" svg:x="12.686cm" svg:y="6.802cm">
          <draw:text-box>
            <text:p text:style-name="P5"><text:span text:style-name="T3">xorl %ebx, %ebx <text:s/>== <text:s/>movl $0x0, %ebx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presentation:style-name="pr7" draw:text-style-name="P22" draw:layer="layout" svg:width="23.667cm" svg:height="1.59cm" svg:x="0.866cm" svg:y="0.21cm" presentation:class="title" presentation:user-transformed="true">
          <draw:text-box>
            <text:p><text:span text:style-name="T18">Obsługa GDB</text:span></text:p>
          </draw:text-box>
        </draw:frame>
        <draw:frame presentation:style-name="pr8" draw:text-style-name="P24" draw:layer="layout" svg:width="12.734cm" svg:height="12.2cm" svg:x="0.866cm" svg:y="1.8cm" presentation:class="outline" presentation:user-transformed="true">
          <draw:text-box>
            <text:list text:style-name="L2">
              <text:list-item>
                <text:p><text:span text:style-name="T19">Kod źródłowy </text:span><text:span text:style-name="T19"><text:a xlink:href="https://github.com/goofacz/ak2_2020" xlink:type="simple">https://github.com/goofacz/ak2_2020</text:a></text:span></text:p>
              </text:list-item>
              <text:list-item>
                <text:p text:style-name="P23"><text:span text:style-name="T20">Uruchamianie GDB:</text:span></text:p>
                <text:list>
                  <text:list-header>
                    <text:p text:style-name="P23"><text:span text:style-name="T21">gdb [scieżka do programu] → gdb app_c</text:span></text:p>
                  </text:list-header>
                </text:list>
              </text:list-item>
              <text:list-item>
                <text:p text:style-name="P23"><text:span text:style-name="T20">Polecenia GDB:</text:span></text:p>
                <text:list>
                  <text:list-item>
                    <text:p><text:span text:style-name="T21">(h)elp [polecenie] </text:span><text:span text:style-name="T20">– opis użycia polecenia</text:span></text:p>
                    <text:list>
                      <text:list-header>
                        <text:p><text:span text:style-name="T21">help info </text:span></text:p>
                      </text:list-header>
                    </text:list>
                  </text:list-item>
                  <text:list-item>
                    <text:p text:style-name="P23"><text:span text:style-name="T21">(b)reak [miejsce]</text:span><text:span text:style-name="T20"> – ustawienie pułapki</text:span></text:p>
                    <text:list>
                      <text:list-header>
                        <text:p text:style-name="P23"><text:span text:style-name="T21">b etykieta</text:span></text:p>
                        <text:p text:style-name="P23"><text:span text:style-name="T21">break app.c:12</text:span></text:p>
                      </text:list-header>
                    </text:list>
                  </text:list-item>
                  <text:list-item>
                    <text:p text:style-name="P23"><text:span text:style-name="T21">(r)un</text:span><text:span text:style-name="T20"> – uruchom debugowany program</text:span></text:p>
                  </text:list-item>
                  <text:list-item>
                    <text:p text:style-name="P23"><text:span text:style-name="T21">(s)tep</text:span><text:span text:style-name="T20"> – wykonaj jedną instrukcję/linię kodu (step in)</text:span></text:p>
                  </text:list-item>
                  <text:list-item>
                    <text:p text:style-name="P23"><text:span text:style-name="T21">(c)ontinue</text:span><text:span text:style-name="T20"> - kontynuuj wykonanie po zatrzymaniu do końca programu lub następnej pułapki</text:span></text:p>
                  </text:list-item>
                  <text:list-item>
                    <text:p text:style-name="P23"><text:span text:style-name="T21">(i)nfo (r)egisters</text:span><text:span text:style-name="T20"> – wyświetl wartości rejestrów procesora</text:span></text:p>
                  </text:list-item>
                  <text:list-item>
                    <text:p text:style-name="P23"><text:span text:style-name="T22">e(x)amine/[format] [</text:span><text:span text:style-name="T21">miejsce</text:span><text:span text:style-name="T20">] – wyświetl zawartość pamięci</text:span></text:p>
                    <text:list>
                      <text:list-item>
                        <text:p text:style-name="P23"><text:span text:style-name="T20">Format: he(x), (c)har, (s),tring</text:span></text:p>
                        <text:p text:style-name="P23"><text:span text:style-name="T22">x/x &amp;etykieta</text:span></text:p>
                        <text:p text:style-name="P23"><text:span text:style-name="T21">x/10c $ec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11.434cm" svg:height="12.2cm" svg:x="12.966cm" svg:y="1.8cm" presentation:class="outline" presentation:user-transformed="true">
          <draw:text-box>
            <text:list text:style-name="L2">
              <text:list-item>
                <text:p text:style-name="P23"><text:span text:style-name="T23">Zadania</text:span></text:p>
              </text:list-item>
            </text:list>
            <text:list text:style-name="L3">
              <text:list-item>
                <text:list>
                  <text:list-item>
                    <text:p><text:span text:style-name="T20">Ustaw pułapkę na etykiecie loop, a następnie wykonaj kilka iteracji krokowo.</text:span></text:p>
                  </text:list-item>
                  <text:list-item>
                    <text:p><text:span text:style-name="T20">Wyświetl zawartość pamięci (jako string) pod etykietą buffer po każdej iteracji pętli.</text:span></text:p>
                  </text:list-item>
                  <text:list-item>
                    <text:p><text:span text:style-name="T20">Wyświetl heksadecymalnie cztery kolejne bajty pod etykietą buffer_len. Na którym bajcie 32 bitowej liczby znajduje się wartość 0xF? Dlaczego akurat na tym bajcie?</text:span></text:p>
                  </text:list-item>
                  <text:list-item>
                    <text:p><text:span text:style-name="T20">Jaka jest wartość rejestru EAX w linii app.s:19? Dlaczego rejestr przyjął taką wartość?</text:span></text:p>
                  </text:list-item>
                  <text:list-item>
                    <text:p><text:span text:style-name="T20">Jak zmienia się wartość rejestru ECX w trakcie wykonywania linii app.s:23-25</text:span></text:p>
                  </text:list-item>
                  <text:list-item>
                    <text:p><text:span text:style-name="T20">Napisz program echo, który w pętli będzie wczytywał dane ze standardowego wyjścia i natychmiast wyświetlał je na standardowym wyjściu. Program kończy działanie po wprowadzeniu 32 znaków na standardowe wejście lub po podaniu znaku ‘q’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presentation:style-name="pr7" draw:text-style-name="P22" draw:layer="layout" svg:width="23.667cm" svg:height="1.59cm" svg:x="0.866cm" svg:y="0.21cm" presentation:class="title" presentation:user-transformed="true">
          <draw:text-box>
            <text:p><text:span text:style-name="T18">Materiały</text:span></text:p>
          </draw:text-box>
        </draw:frame>
        <draw:frame presentation:style-name="pr8" draw:text-style-name="P24" draw:layer="layout" svg:width="20.734cm" svg:height="12.2cm" svg:x="0.866cm" svg:y="1.8cm" presentation:class="outline" presentation:user-transformed="true">
          <draw:text-box>
            <text:list text:style-name="L2">
              <text:list-item>
                <text:p text:style-name="P23"><text:span text:style-name="T20">Oficjalna dokumentacja architektury x86</text:span></text:p>
                <text:p text:style-name="P23"><text:span text:style-name="T20"><text:a xlink:href="https://software.intel.com/en-us/articles/intel-sdm" xlink:type="simple">https://software.intel.com/en-us/articles/intel-sdm</text:a></text:span></text:p>
              </text:list-item>
              <text:list-item>
                <text:p text:style-name="P23"><text:span text:style-name="T20">Dokumentacja GNU as</text:span></text:p>
                <text:p text:style-name="P23"><text:span text:style-name="T20"><text:a xlink:href="https://sourceware.org/binutils/docs/as/" xlink:type="simple">https://sourceware.org/binutils/docs/as/</text:a></text:span></text:p>
              </text:list-item>
              <text:list-item>
                <text:p text:style-name="P23"><text:span text:style-name="T20">Materiały ZAK</text:span></text:p>
                <text:p text:style-name="P23"><text:span text:style-name="T20"><text:a xlink:href="http://zak.ict.pwr.wroc.pl/materials/architektura/laboratorium%20AK2/" xlink:type="simple">http://zak.ict.pwr.wroc.pl/materials/architektura/laboratorium%20AK2/</text:a></text:span></text:p>
              </text:list-item>
              <text:list-item>
                <text:p text:style-name="P23"><text:span text:style-name="T20">Podręczna dokumentacja instrukcji architektury x86</text:span></text:p>
                <text:p text:style-name="P23"><text:span text:style-name="T20"><text:a xlink:href="https://c9x.me/x86/" xlink:type="simple">https://c9x.me/x86/</text:a></text:span></text:p>
              </text:list-item>
              <text:list-item>
                <text:p text:style-name="P23"><text:span text:style-name="T20">„</text:span><text:span text:style-name="T20">Ściągawka” poleceń GDB</text:span></text:p>
                <text:p text:style-name="P23"><text:span text:style-name="T20"><text:a xlink:href="https://darkdust.net/files/GDB%20Cheat%20Sheet.pdf" xlink:type="simple">https://darkdust.net/files/GDB%20Cheat%20Sheet.pdf</text:a></text:span></text:p>
              </text:list-item>
              <text:list-item>
                <text:p text:style-name="P25"><text:span text:style-name="T19">Wprowadzenie do GNU ASM dla </text:span><text:span text:style-name="T20">architektury x86</text:span></text:p>
                <text:p text:style-name="P23"><text:span text:style-name="T20"><text:a xlink:href="https://en.wikibooks.org/wiki/X86_Assembly" xlink:type="simple">https://en.wikibooks.org/wiki/X86_Assembly</text:a></text:span></text:p>
                <text:p text:style-name="P23"><text:span text:style-name="T20"/></text:p>
              </text:list-item>
            </text:list>
          </draw:text-box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ntarell" svg:font-family="Cantarell"/>
    <style:font-face style:name="Courier New" svg:font-family="'Courier New'"/>
    <style:font-face style:name="Source Code Variable1" svg:font-family="'Source Code Variable'"/>
    <style:font-face style:name="Source Code Variable2" svg:font-family="'Source Code Variable'" style:font-pitch="fixed"/>
    <style:font-face style:name="Arial2" svg:font-family="Arial" style:font-pitch="variable"/>
    <style:font-face style:name="Cantarell1" svg:font-family="Cantarel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Source Code Variable" svg:font-family="'Source Code Variabl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1.2$Linux_X86_64 LibreOffice_project/40$Build-2</meta:generator>
    <dc:date>2020-03-09T16:58:34.845381716</dc:date>
    <meta:editing-duration>PT3H6M36S</meta:editing-duration>
    <meta:editing-cycles>50</meta:editing-cycles>
    <meta:document-statistic meta:object-count="196"/>
  </office:meta>
</office:document-meta>
</file>